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0df049" officeooo:paragraph-rsid="000df049"/>
    </style:style>
    <style:style style:name="P2" style:family="paragraph" style:parent-style-name="Text_20_body" style:master-page-name="">
      <loext:graphic-properties draw:fill="none"/>
      <style:paragraph-properties fo:margin-left="0in" fo:margin-right="0in" fo:margin-top="0in" fo:margin-bottom="0.0972in" loext:contextual-spacing="false" fo:line-height="200%" fo:text-indent="0.5in" style:auto-text-indent="false" style:page-number="auto" fo:background-color="transparent"/>
      <style:text-properties officeooo:rsid="000fef44" officeooo:paragraph-rsid="000fef44"/>
    </style:style>
    <style:style style:name="P3" style:family="paragraph" style:parent-style-name="Text_20_body" style:master-page-name="">
      <loext:graphic-properties draw:fill="none"/>
      <style:paragraph-properties fo:margin-left="0in" fo:margin-right="0in" fo:margin-top="0in" fo:margin-bottom="0.0972in" loext:contextual-spacing="false" fo:line-height="200%" fo:text-indent="0.5in" style:auto-text-indent="false" style:page-number="auto" fo:background-color="transparent">
        <style:tab-stops>
          <style:tab-stop style:position="0.4965in" style:type="right"/>
        </style:tab-stops>
      </style:paragraph-properties>
      <style:text-properties officeooo:rsid="0012411d" officeooo:paragraph-rsid="0012411d"/>
    </style:style>
    <style:style style:name="P4" style:family="paragraph" style:parent-style-name="Text_20_body" style:master-page-name="">
      <loext:graphic-properties draw:fill="none"/>
      <style:paragraph-properties fo:margin-left="0in" fo:margin-right="0in" fo:margin-top="0in" fo:margin-bottom="0.0972in" loext:contextual-spacing="false" fo:line-height="200%" fo:text-indent="0.5in" style:auto-text-indent="false" style:page-number="auto" fo:background-color="transparent"/>
      <style:text-properties officeooo:rsid="0014c62f" officeooo:paragraph-rsid="0014c62f"/>
    </style:style>
    <style:style style:name="P5" style:family="paragraph" style:parent-style-name="Text_20_body">
      <loext:graphic-properties draw:fill="none"/>
      <style:paragraph-properties fo:margin-left="0in" fo:margin-right="0in" fo:margin-top="0in" fo:margin-bottom="0.0972in" loext:contextual-spacing="false" fo:line-height="200%" fo:text-indent="0.5in" style:auto-text-indent="false" fo:background-color="transparent">
        <style:tab-stops>
          <style:tab-stop style:position="0.4965in" style:type="right"/>
        </style:tab-stops>
      </style:paragraph-properties>
      <style:text-properties officeooo:rsid="0012411d" officeooo:paragraph-rsid="0012411d"/>
    </style:style>
    <style:style style:name="P6" style:family="paragraph" style:parent-style-name="Text_20_body">
      <loext:graphic-properties draw:fill="none"/>
      <style:paragraph-properties fo:margin-left="0in" fo:margin-right="0in" fo:margin-top="0in" fo:margin-bottom="0.0972in" loext:contextual-spacing="false" fo:line-height="200%" fo:text-indent="0.5in" style:auto-text-indent="false" fo:background-color="transparent">
        <style:tab-stops>
          <style:tab-stop style:position="0.4965in" style:type="right"/>
        </style:tab-stops>
      </style:paragraph-properties>
      <style:text-properties officeooo:rsid="00142b1c" officeooo:paragraph-rsid="00142b1c"/>
    </style:style>
    <style:style style:name="P7" style:family="paragraph" style:parent-style-name="Text_20_body">
      <loext:graphic-properties draw:fill="none"/>
      <style:paragraph-properties fo:margin-left="0in" fo:margin-right="0in" fo:margin-top="0in" fo:margin-bottom="0.0972in" loext:contextual-spacing="false" fo:line-height="200%" fo:text-indent="0.5in" style:auto-text-indent="false" fo:background-color="transparent"/>
      <style:text-properties officeooo:rsid="0014c62f" officeooo:paragraph-rsid="0014c62f"/>
    </style:style>
    <style:style style:name="P8" style:family="paragraph" style:parent-style-name="Heading_20_3">
      <style:paragraph-properties fo:line-height="200%"/>
    </style:style>
    <style:style style:name="P9" style:family="paragraph" style:parent-style-name="Heading_20_1">
      <style:paragraph-properties fo:line-height="200%" fo:break-before="page"/>
      <style:text-properties officeooo:rsid="000fef44" officeooo:paragraph-rsid="000fef44"/>
    </style:style>
    <style:style style:name="P10" style:family="paragraph" style:parent-style-name="Heading_20_1">
      <style:paragraph-properties fo:line-height="200%"/>
      <style:text-properties officeooo:rsid="0012411d" officeooo:paragraph-rsid="0012411d"/>
    </style:style>
    <style:style style:name="P11" style:family="paragraph" style:parent-style-name="Heading_20_1">
      <style:paragraph-properties fo:line-height="200%"/>
      <style:text-properties officeooo:rsid="00140bbe" officeooo:paragraph-rsid="00140bbe"/>
    </style:style>
    <style:style style:name="P12" style:family="paragraph" style:parent-style-name="Heading_20_1">
      <style:paragraph-properties fo:line-height="200%"/>
      <style:text-properties officeooo:rsid="00142b1c" officeooo:paragraph-rsid="00142b1c"/>
    </style:style>
    <style:style style:name="T1" style:family="text">
      <style:text-properties officeooo:rsid="000fef44"/>
    </style:style>
    <style:style style:name="T2" style:family="text">
      <style:text-properties officeooo:rsid="00140b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CI 4940 – Capstone Project</text:p>
      <text:p text:style-name="P1">Group #5</text:p>
      <text:p text:style-name="P1">Members: Morgan Channel – Raymond Chui – Christopher Clark – Cedric Crawford</text:p>
      <text:p text:style-name="P1">Professor: Dr. Ge</text:p>
      <text:p text:style-name="P1">January Progress Report</text:p>
      <text:h text:style-name="P9" text:outline-level="1">Problem Formulation</text:h>
      <text:p text:style-name="P2">For our Capstone Project we decided to create a video game. <text:span text:style-name="T2">We needed to decide things like the genre and what portion of the game we needed to create by the end of the semester.</text:span></text:p>
      <text:h text:style-name="P10" text:outline-level="1">Analysis of the Problem</text:h>
      <text:p text:style-name="P3"><text:span text:style-name="T1">After discussing the genre, we decided that the genre of are game would be a Dungeon Crawler, in which the player controls a character that must pass through a dungeon and collect items while defeating enemies. For the sake of this class, we have agreed that building the entire game within the course of the semester would not be possible, so we have decided to focus all of our efforts into just one dungeon, to demonstrate the concept of the game and the game mechanics that would define the game. </text:span></text:p>
      <text:h text:style-name="P11" text:outline-level="1">Implementation</text:h>
      <text:p text:style-name="P5">For the first month, January 2019, we have decided to develop concept art that would be used later as resources for creating the game. <text:span text:style-name="T2">The focus for this month has been on this, and no programming has been performed aside from some prototypes for character movement. </text:span></text:p>
      <text:p text:style-name="P6">More specifically, we have created the basic character sprite for movement in 8 directions with a walking animation. Also some examples have been made of potential enemies to fight inside the dungeon. The basic outline of the dungeon has also been generated on paper, along with some digital drawings of the basic room layout for all rooms in the dungeon, including common features such as doors, walls, floors, and torches. </text:p>
      <text:h text:style-name="P12" text:outline-level="1"><text:soft-page-break/>Member Contributions</text:h>
      <text:h text:style-name="P8" text:outline-level="3">Christopher Clark</text:h>
      <text:p text:style-name="P4">Created the basic character sprite that has animated movement in 8 directions. Also created a sprite for a helper bird used for targeting. Also wrote prototype code for each of these entities to demonstrate their movemen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1:45:18.231827138</meta:creation-date>
    <meta:editing-duration>PT30M24S</meta:editing-duration>
    <meta:editing-cycles>8</meta:editing-cycles>
    <meta:generator>LibreOffice/6.1.4.2$Linux_X86_64 LibreOffice_project/10$Build-2</meta:generator>
    <dc:date>2019-01-28T12:25:46.922373704</dc:date>
    <meta:document-statistic meta:table-count="0" meta:image-count="0" meta:object-count="0" meta:page-count="3" meta:paragraph-count="15" meta:word-count="309" meta:character-count="1838" meta:non-whitespace-character-count="1537"/>
    <meta:template xlink:type="simple" xlink:actuate="onRequest" xlink:title="1&quot; Double-Spaced" xlink:href="../../../../.config/libreoffice/4/user/template/1%22%20Double-Spaced.ott" meta:date="2019-01-28T11:45:09.607851616"/>
  </office:meta>
</office:document-meta>
</file>